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1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1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1" fo:font-size="13pt" fo:font-weight="bold" officeooo:rsid="008a7d37" officeooo:paragraph-rsid="008a7d37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c5c8c6" loext:opacity="100%" style:font-name="Fira Code" fo:font-size="8pt" officeooo:paragraph-rsid="0085aff0" fo:background-color="#1e1e1e" style:font-size-asian="8pt" style:font-size-complex="8pt"/>
    </style:style>
    <style:style style:name="P9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1" fo:font-size="8pt" fo:font-weight="normal" officeooo:paragraph-rsid="00866a15" fo:background-color="#1e1e1e" style:font-size-asian="8pt" style:font-size-complex="8pt"/>
    </style:style>
    <style:style style:name="P10" style:family="paragraph" style:parent-style-name="Standard">
      <style:text-properties style:font-name="Fira Code1" fo:font-size="15pt" fo:font-weight="bold" officeooo:rsid="008f8f4e" officeooo:paragraph-rsid="008f8f4e" style:font-size-asian="15pt" style:font-weight-asian="bold" style:font-size-complex="15pt" style:font-weight-complex="bold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14" style:family="paragraph" style:parent-style-name="Standard">
      <style:text-properties fo:color="#000000" loext:opacity="100%" style:font-name="Fira Code Retina" fo:font-size="12pt" officeooo:rsid="008f8f4e" officeooo:paragraph-rsid="008f8f4e" style:font-size-asian="12pt" style:font-size-complex="12pt"/>
    </style:style>
    <style:style style:name="P15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16" style:family="paragraph" style:parent-style-name="Standard">
      <style:text-properties fo:color="#000000" loext:opacity="100%" style:font-name="Fira Code Retina" fo:font-size="12pt" officeooo:rsid="0087c04b" officeooo:paragraph-rsid="00866a15" style:font-size-asian="12pt" style:font-size-complex="12pt"/>
    </style:style>
    <style:style style:name="P17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1" fo:font-size="8pt" officeooo:rsid="008f8f4e" officeooo:paragraph-rsid="008f8f4e" fo:background-color="#1e1e1e" style:font-size-asian="8pt" style:font-size-complex="8pt"/>
    </style:style>
    <style:style style:name="T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85aff0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8f8f4e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87c04b" style:font-weight-asian="normal" style:font-weight-complex="normal"/>
    </style:style>
    <style:style style:name="T5" style:family="text">
      <style:text-properties fo:font-variant="normal" fo:text-transform="none" fo:letter-spacing="normal" fo:font-style="normal" style:font-weight-asian="normal" style:font-weight-complex="normal"/>
    </style:style>
    <style:style style:name="T6" style:family="text">
      <style:text-properties fo:font-variant="normal" fo:text-transform="none" fo:color="#9aa83a" loext:opacity="100%" fo:letter-spacing="normal" fo:font-style="normal" style:font-weight-asian="normal" style:font-weight-complex="normal"/>
    </style:style>
    <style:style style:name="T7" style:family="text">
      <style:text-properties fo:font-variant="normal" fo:text-transform="none" fo:color="#676867" loext:opacity="100%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6089b4" loext:opacity="100%" fo:letter-spacing="normal" fo:font-style="normal" style:font-weight-asian="normal" style:font-weight-complex="normal"/>
    </style:style>
    <style:style style:name="T9" style:family="text">
      <style:text-properties fo:font-variant="normal" fo:text-transform="none" fo:color="#6089b4" loext:opacity="100%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9872a2" loext:opacity="100%" fo:letter-spacing="normal" fo:font-style="normal" style:font-weight-asian="normal" style:font-weight-complex="normal"/>
    </style:style>
    <style:style style:name="T11" style:family="text">
      <style:text-properties fo:font-variant="normal" fo:text-transform="none" fo:color="#9872a2" loext:opacity="100%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c5c8c6" loext:opacity="100%" fo:letter-spacing="normal" fo:font-style="normal" style:font-weight-asian="normal" style:font-weight-complex="normal"/>
    </style:style>
    <style:style style:name="T13" style:family="text">
      <style:text-properties fo:font-variant="normal" fo:text-transform="none" fo:color="#c5c8c6" loext:opacity="100%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9b0000" loext:opacity="100%" fo:letter-spacing="normal" fo:font-style="normal" fo:font-weight="normal" style:font-weight-asian="normal" style:font-weight-complex="normal"/>
    </style:style>
    <style:style style:name="T15" style:family="text">
      <style:text-properties fo:color="#6089b4" loext:opacity="100%"/>
    </style:style>
    <style:style style:name="T16" style:family="text">
      <style:text-properties fo:color="#9aa83a" loext:opacity="100%"/>
    </style:style>
    <style:style style:name="T17" style:family="text">
      <style:text-properties fo:color="#ce6700" loext:opacity="100%"/>
    </style:style>
    <style:style style:name="T18" style:family="text">
      <style:text-properties fo:color="#676867" loext:opacity="100%"/>
    </style:style>
    <style:style style:name="T19" style:family="text">
      <style:text-properties fo:color="#9872a2" loext:opacity="100%"/>
    </style:style>
    <style:style style:name="T20" style:family="text">
      <style:text-properties fo:color="#9872a2" loext:opacity="100%" fo:background-color="#333333" loext:char-shading-value="0"/>
    </style:style>
    <style:style style:name="T21" style:family="text">
      <style:text-properties fo:color="#9872a2" loext:opacity="100%" fo:background-color="#333333" loext:char-shading-value="0"/>
    </style:style>
    <style:style style:name="T22" style:family="text">
      <style:text-properties fo:color="#c5c8c6" loext:opacity="100%"/>
    </style:style>
    <style:style style:name="T23" style:family="text">
      <style:text-properties fo:color="#c5c8c6" loext:opacity="100%" fo:background-color="#333333" loext:char-shading-value="0"/>
    </style:style>
    <style:style style:name="T24" style:family="text">
      <style:text-properties fo:color="#c5c8c6" loext:opacity="100%" fo:background-color="#333333" loext:char-shading-value="0"/>
    </style:style>
    <style:style style:name="T25" style:family="text">
      <style:text-properties fo:color="#9b0000" loext:opacity="100%"/>
    </style:style>
    <style:style style:name="T26" style:family="text">
      <style:text-properties fo:color="#9b0000" loext:opacity="100%" fo:background-color="#333333" loext:char-shading-value="0"/>
    </style:style>
    <style:style style:name="T27" style:family="text">
      <style:text-properties fo:color="#9b0000" loext:opacity="100%" fo:background-color="#333333" loext:char-shading-value="0"/>
    </style:style>
    <style:style style:name="T28" style:family="text">
      <style:text-properties fo:color="#c7444a" loext:opacity="100%"/>
    </style:style>
    <style:style style:name="T29" style:family="text">
      <style:text-properties fo:color="#4080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ublic Guard</text:p>
      <text:p text:style-name="P4"/>
      <text:p text:style-name="P5">Código</text:p>
      <text:p text:style-name="P7"/>
      <text:p text:style-name="P15"><text:span text:style-name="T3">public</text:span><text:span text:style-name="T2">.</text:span><text:span text:style-name="T3">guard</text:span><text:span text:style-name="T2">.</text:span><text:span text:style-name="T3">ts</text:span></text:p>
      <text:p text:style-name="P14"><text:span text:style-name="T1">Creo el public guard con el siguiente código que comprueba si estamos o no autenticados y en base a ello nos redirige.</text:span></text:p>
      <text:p text:style-name="P8"/>
      <text:p text:style-name="P9"><text:span text:style-name="T10">import</text:span><text:span text:style-name="T12"> { </text:span><text:span text:style-name="T5">Injectable</text:span><text:span text:style-name="T12"> } </text:span><text:span text:style-name="T10">from</text:span><text:span text:style-name="T12"> </text:span><text:span text:style-name="T6">'@angular/core'</text:span><text:span text:style-name="T12">;</text:span></text:p>
      <text:p text:style-name="P12"><text:span text:style-name="T19">import</text:span><text:span text:style-name="T22"> { </text:span><text:span text:style-name="T15">CanActivate</text:span><text:span text:style-name="T22">, </text:span><text:span text:style-name="T15">ActivatedRouteSnapshot</text:span><text:span text:style-name="T22">, </text:span><text:span text:style-name="T15">RouterStateSnapshot</text:span><text:span text:style-name="T22">, </text:span><text:span text:style-name="T15">Router</text:span><text:span text:style-name="T22"> } </text:span><text:span text:style-name="T19">from</text:span><text:span text:style-name="T22"> </text:span><text:span text:style-name="T16">'@angular/router'</text:span><text:span text:style-name="T22">;</text:span></text:p>
      <text:p text:style-name="P12"><text:span text:style-name="T19">import</text:span><text:span text:style-name="T22"> { </text:span><text:span text:style-name="T15">AuthService</text:span><text:span text:style-name="T22"> } </text:span><text:span text:style-name="T19">from</text:span><text:span text:style-name="T22"> </text:span><text:span text:style-name="T16">'../services/auth.service'</text:span><text:span text:style-name="T22">;</text:span></text:p>
      <text:p text:style-name="P12"><text:span text:style-name="T19">import</text:span><text:span text:style-name="T22"> { </text:span><text:span text:style-name="T15">Observable</text:span><text:span text:style-name="T22"> } </text:span><text:span text:style-name="T19">from</text:span><text:span text:style-name="T22"> </text:span><text:span text:style-name="T16">'rxjs'</text:span><text:span text:style-name="T22">;</text:span></text:p>
      <text:p text:style-name="P12"><text:span text:style-name="T19">import</text:span><text:span text:style-name="T22"> { </text:span><text:span text:style-name="T15">map</text:span><text:span text:style-name="T22">, </text:span><text:span text:style-name="T15">catchError</text:span><text:span text:style-name="T22"> } </text:span><text:span text:style-name="T19">from</text:span><text:span text:style-name="T22"> </text:span><text:span text:style-name="T16">'rxjs/operators'</text:span><text:span text:style-name="T22">;</text:span></text:p>
      <text:p text:style-name="P13"/>
      <text:p text:style-name="P12"><text:span text:style-name="T22">@</text:span><text:span text:style-name="T25">Injectable</text:span><text:span text:style-name="T22">({</text:span></text:p>
      <text:p text:style-name="P12"><text:span text:style-name="T22">    </text:span><text:span text:style-name="T19">providedIn</text:span><text:span text:style-name="T22">: </text:span><text:span text:style-name="T16">'root'</text:span></text:p>
      <text:p text:style-name="P11">})</text:p>
      <text:p text:style-name="P12"><text:span text:style-name="T19">export</text:span><text:span text:style-name="T22"> </text:span><text:span text:style-name="T19">class</text:span><text:span text:style-name="T22"> </text:span><text:span text:style-name="T25">PublicGuard</text:span><text:span text:style-name="T22"> </text:span><text:span text:style-name="T19">implements</text:span><text:span text:style-name="T22"> </text:span><text:span text:style-name="T25">CanActivate</text:span><text:span text:style-name="T22"> {</text:span></text:p>
      <text:p text:style-name="P13"/>
      <text:p text:style-name="P12"><text:span text:style-name="T22">    </text:span><text:span text:style-name="T19">constructor</text:span><text:span text:style-name="T22">(</text:span><text:span text:style-name="T19">private</text:span><text:span text:style-name="T22"> </text:span><text:span text:style-name="T15">authService</text:span><text:span text:style-name="T18">:</text:span><text:span text:style-name="T22"> </text:span><text:span text:style-name="T25">AuthService</text:span><text:span text:style-name="T22">, </text:span><text:span text:style-name="T19">private</text:span><text:span text:style-name="T22"> </text:span><text:span text:style-name="T15">router</text:span><text:span text:style-name="T18">:</text:span><text:span text:style-name="T22"> </text:span><text:span text:style-name="T25">Router</text:span><text:span text:style-name="T22">) { }</text:span></text:p>
      <text:p text:style-name="P13"/>
      <text:p text:style-name="P12"><text:span text:style-name="T22">    </text:span><text:span text:style-name="T17">canActivate</text:span><text:span text:style-name="T22">(</text:span></text:p>
      <text:p text:style-name="P12"><text:span text:style-name="T22">        </text:span><text:span text:style-name="T15">route</text:span><text:span text:style-name="T18">:</text:span><text:span text:style-name="T22"> </text:span><text:span text:style-name="T25">ActivatedRouteSnapshot</text:span><text:span text:style-name="T22">,</text:span></text:p>
      <text:p text:style-name="P12"><text:span text:style-name="T22">        </text:span><text:span text:style-name="T15">state</text:span><text:span text:style-name="T18">:</text:span><text:span text:style-name="T22"> </text:span><text:span text:style-name="T25">RouterStateSnapshot</text:span><text:span text:style-name="T22">)</text:span><text:span text:style-name="T18">:</text:span><text:span text:style-name="T22"> </text:span><text:span text:style-name="T25">Observable</text:span><text:span text:style-name="T22">&lt;</text:span><text:span text:style-name="T28">boolean</text:span><text:span text:style-name="T22">&gt; {</text:span></text:p>
      <text:p text:style-name="P13"/>
      <text:p text:style-name="P12"><text:span text:style-name="T22">        </text:span><text:span text:style-name="T19">return</text:span><text:span text:style-name="T22"> </text:span><text:span text:style-name="T28">this</text:span><text:span text:style-name="T22">.</text:span><text:span text:style-name="T19">authService</text:span><text:span text:style-name="T22">.</text:span><text:span text:style-name="T17">checkAuthentication</text:span><text:span text:style-name="T22">().</text:span><text:span text:style-name="T17">pipe</text:span><text:span text:style-name="T22">(</text:span></text:p>
      <text:p text:style-name="P12"><text:span text:style-name="T22">            </text:span><text:span text:style-name="T17">map</text:span><text:span text:style-name="T22">(</text:span><text:span text:style-name="T15">isAuthenticated</text:span><text:span text:style-name="T22"> </text:span><text:span text:style-name="T19">=&gt;</text:span><text:span text:style-name="T22"> {</text:span></text:p>
      <text:p text:style-name="P12"><text:span text:style-name="T22">                </text:span><text:span text:style-name="T19">if</text:span><text:span text:style-name="T22"> (</text:span><text:span text:style-name="T15">isAuthenticated</text:span><text:span text:style-name="T22">) {</text:span></text:p>
      <text:p text:style-name="P12"><text:span text:style-name="T22">                    </text:span><text:span text:style-name="T28">this</text:span><text:span text:style-name="T22">.</text:span><text:span text:style-name="T19">router</text:span><text:span text:style-name="T22">.</text:span><text:span text:style-name="T17">navigate</text:span><text:span text:style-name="T22">([</text:span><text:span text:style-name="T16">'/heroes'</text:span><text:span text:style-name="T22">]);</text:span></text:p>
      <text:p text:style-name="P12"><text:span text:style-name="T22">                    </text:span><text:span text:style-name="T19">return</text:span><text:span text:style-name="T22"> </text:span><text:span text:style-name="T29">false</text:span><text:span text:style-name="T22">;</text:span></text:p>
      <text:p text:style-name="P11">                }</text:p>
      <text:p text:style-name="P12"><text:span text:style-name="T22">                </text:span><text:span text:style-name="T19">return</text:span><text:span text:style-name="T22"> </text:span><text:span text:style-name="T29">true</text:span><text:span text:style-name="T22">;</text:span></text:p>
      <text:p text:style-name="P11">            }),</text:p>
      <text:p text:style-name="P12"><text:span text:style-name="T22">            </text:span><text:span text:style-name="T17">catchError</text:span><text:span text:style-name="T22">(() </text:span><text:span text:style-name="T19">=&gt;</text:span><text:span text:style-name="T22"> {</text:span></text:p>
      <text:p text:style-name="P12"><text:span text:style-name="T22">                </text:span><text:span text:style-name="T28">this</text:span><text:span text:style-name="T22">.</text:span><text:span text:style-name="T19">router</text:span><text:span text:style-name="T22">.</text:span><text:span text:style-name="T17">navigate</text:span><text:span text:style-name="T22">([</text:span><text:span text:style-name="T16">'/auth/login'</text:span><text:span text:style-name="T22">]);</text:span></text:p>
      <text:p text:style-name="P12"><text:span text:style-name="T22">                </text:span><text:span text:style-name="T19">return</text:span><text:span text:style-name="T22"> [</text:span><text:span text:style-name="T29">false</text:span><text:span text:style-name="T22">];</text:span></text:p>
      <text:p text:style-name="P11">            })</text:p>
      <text:p text:style-name="P11">        );</text:p>
      <text:p text:style-name="P11">    }</text:p>
      <text:p text:style-name="P11">}</text:p>
      <text:p text:style-name="P16"><text:span text:style-name="T1"/></text:p>
      <text:p text:style-name="P14"><text:span text:style-name="T1">Y en el app-routing.module.ts debemos asignarselo en el canActivate a la ruta auth:</text:span></text:p>
      <text:p text:style-name="P14"><text:span text:style-name="T1"/></text:p>
      <text:p text:style-name="P17"><text:span text:style-name="T11">const</text:span><text:span text:style-name="T13"> </text:span><text:span text:style-name="T9">routes</text:span><text:span text:style-name="T7">:</text:span><text:span text:style-name="T13"> </text:span><text:span text:style-name="T14">Routes</text:span><text:span text:style-name="T13"> </text:span><text:span text:style-name="T7">=</text:span><text:span text:style-name="T13"> [</text:span></text:p>
      <text:p text:style-name="P11">    {</text:p>
      <text:p text:style-name="P12"><text:span text:style-name="T22">        </text:span><text:span text:style-name="T19">path</text:span><text:span text:style-name="T22">: </text:span><text:span text:style-name="T16">'auth'</text:span><text:span text:style-name="T22">,</text:span></text:p>
      <text:p text:style-name="P12"><text:span text:style-name="T22">        </text:span><text:span text:style-name="T17">loadChildren</text:span><text:span text:style-name="T22">: () </text:span><text:span text:style-name="T19">=&gt;</text:span><text:span text:style-name="T22"> </text:span><text:span text:style-name="T18">import</text:span><text:span text:style-name="T22">(</text:span><text:span text:style-name="T16">'./auth/auth.module'</text:span><text:span text:style-name="T22">).</text:span><text:span text:style-name="T17">then</text:span><text:span text:style-name="T22">(</text:span><text:span text:style-name="T15">m</text:span><text:span text:style-name="T22"> </text:span><text:span text:style-name="T19">=&gt;</text:span><text:span text:style-name="T22"> </text:span><text:span text:style-name="T15">m</text:span><text:span text:style-name="T22">.</text:span><text:span text:style-name="T25">AuthModule</text:span><text:span text:style-name="T22">),</text:span></text:p>
      <text:p text:style-name="P12"><text:span text:style-name="T22">        </text:span><text:span text:style-name="T21">canActivate</text:span><text:span text:style-name="T24">: [ </text:span><text:span text:style-name="T27">PublicGuard</text:span><text:span text:style-name="T24"> ]</text:span></text:p>
      <text:p text:style-name="P11">    },</text:p>
      <text:p text:style-name="P14"><text:span text:style-name="T1"/></text:p>
      <text:p text:style-name="P6">Resultado</text:p>
      <text:p text:style-name="P14"><text:span text:style-name="T1">Adjunto pequeño vídeo con el resultado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1T14:35:26.974000129">11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1T14:35:26.843000000</dc:date>
    <meta:editing-duration>PT9H25M25S</meta:editing-duration>
    <meta:editing-cycles>104</meta:editing-cycles>
    <meta:generator>LibreOffice/24.2.2.2$Windows_X86_64 LibreOffice_project/d56cc158d8a96260b836f100ef4b4ef25d6f1a01</meta:generator>
    <meta:print-date>2025-03-08T15:09:45.033000000</meta:print-date>
    <meta:printed-by>Archivos PDF</meta:printed-by>
    <meta:document-statistic meta:table-count="0" meta:image-count="0" meta:object-count="0" meta:page-count="1" meta:paragraph-count="44" meta:word-count="156" meta:character-count="1489" meta:non-whitespace-character-count="1129"/>
  </office:meta>
</office:document-meta>
</file>